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8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5]-[.C6]" office:value-type="float" office:value="62967" calcext:value-type="float">
            <text:p>62967</text:p>
          </table:table-cell>
          <table:table-cell table:formula="of:=&quot;RAM_MAP_&quot;&amp;[.A6]&amp;&quot; equ $&quot; &amp; DEC2HEX([.D6];4)" office:value-type="string" office:string-value="RAM_MAP_CIRCUIT_DATA equ $F5F7" calcext:value-type="string">
            <text:p>RAM_MAP_CIRCUIT_DATA equ $F5F7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7-$F6BF : Decompressed circuit data (201 bytes)" calcext:value-type="string">
            <text:p>; $F5F7-$F6BF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6]-[.C7]" office:value-type="float" office:value="62935" calcext:value-type="float">
            <text:p>62935</text:p>
          </table:table-cell>
          <table:table-cell table:formula="of:=&quot;RAM_MAP_&quot;&amp;[.A7]&amp;&quot; equ $&quot; &amp; DEC2HEX([.D7];4)" office:value-type="string" office:string-value="RAM_MAP_DECOMPRESSION_BUFFER_32 equ $F5D7" calcext:value-type="string">
            <text:p>RAM_MAP_DECOMPRESSION_BUFFER_32 equ $F5D7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D7-$F5F6 : Decompression area, only 32 bytes (32 bytes)" calcext:value-type="string">
            <text:p>; $F5D7-$F5F6 : Decompression area, only 32 bytes (32 bytes)</text:p>
          </table:table-cell>
        </table:table-row>
        <table:table-row table:style-name="ro1">
          <table:table-cell table:number-columns-repeated="3"/>
          <table:table-cell table:formula="of:=[.D7]-[.C8]" office:value-type="float" office:value="62935" calcext:value-type="float">
            <text:p>62935</text:p>
          </table:table-cell>
          <table:table-cell table:formula="of:=&quot;RAM_MAP_&quot;&amp;[.A8]&amp;&quot; equ $&quot; &amp; DEC2HEX([.D8];4)" office:value-type="string" office:string-value="RAM_MAP_ equ $F5D7" calcext:value-type="string">
            <text:p>RAM_MAP_ equ $F5D7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35" calcext:value-type="float">
            <text:p>62935</text:p>
          </table:table-cell>
          <table:table-cell table:formula="of:=&quot;RAM_MAP_&quot;&amp;[.A9]&amp;&quot; equ $&quot; &amp; DEC2HEX([.D9];4)" office:value-type="string" office:string-value="RAM_MAP_ equ $F5D7" calcext:value-type="string">
            <text:p>RAM_MAP_ equ $F5D7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35" calcext:value-type="float">
            <text:p>62935</text:p>
          </table:table-cell>
          <table:table-cell table:formula="of:=&quot;RAM_MAP_&quot;&amp;[.A10]&amp;&quot; equ $&quot; &amp; DEC2HEX([.D10];4)" office:value-type="string" office:string-value="RAM_MAP_ equ $F5D7" calcext:value-type="string">
            <text:p>RAM_MAP_ equ $F5D7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35" calcext:value-type="float">
            <text:p>62935</text:p>
          </table:table-cell>
          <table:table-cell table:formula="of:=&quot;RAM_MAP_&quot;&amp;[.A11]&amp;&quot; equ $&quot; &amp; DEC2HEX([.D11];4)" office:value-type="string" office:string-value="RAM_MAP_ equ $F5D7" calcext:value-type="string">
            <text:p>RAM_MAP_ equ $F5D7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35" calcext:value-type="float">
            <text:p>62935</text:p>
          </table:table-cell>
          <table:table-cell table:formula="of:=&quot;RAM_MAP_&quot;&amp;[.A12]&amp;&quot; equ $&quot; &amp; DEC2HEX([.D12];4)" office:value-type="string" office:string-value="RAM_MAP_ equ $F5D7" calcext:value-type="string">
            <text:p>RAM_MAP_ equ $F5D7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35" calcext:value-type="float">
            <text:p>62935</text:p>
          </table:table-cell>
          <table:table-cell table:formula="of:=&quot;RAM_MAP_&quot;&amp;[.A13]&amp;&quot; equ $&quot; &amp; DEC2HEX([.D13];4)" office:value-type="string" office:string-value="RAM_MAP_ equ $F5D7" calcext:value-type="string">
            <text:p>RAM_MAP_ equ $F5D7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35" calcext:value-type="float">
            <text:p>62935</text:p>
          </table:table-cell>
          <table:table-cell table:formula="of:=&quot;RAM_MAP_&quot;&amp;[.A14]&amp;&quot; equ $&quot; &amp; DEC2HEX([.D14];4)" office:value-type="string" office:string-value="RAM_MAP_ equ $F5D7" calcext:value-type="string">
            <text:p>RAM_MAP_ equ $F5D7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35" calcext:value-type="float">
            <text:p>62935</text:p>
          </table:table-cell>
          <table:table-cell table:formula="of:=&quot;RAM_MAP_&quot;&amp;[.A15]&amp;&quot; equ $&quot; &amp; DEC2HEX([.D15];4)" office:value-type="string" office:string-value="RAM_MAP_ equ $F5D7" calcext:value-type="string">
            <text:p>RAM_MAP_ equ $F5D7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35" calcext:value-type="float">
            <text:p>62935</text:p>
          </table:table-cell>
          <table:table-cell table:formula="of:=&quot;RAM_MAP_&quot;&amp;[.A16]&amp;&quot; equ $&quot; &amp; DEC2HEX([.D16];4)" office:value-type="string" office:string-value="RAM_MAP_ equ $F5D7" calcext:value-type="string">
            <text:p>RAM_MAP_ equ $F5D7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35" calcext:value-type="float">
            <text:p>62935</text:p>
          </table:table-cell>
          <table:table-cell table:formula="of:=&quot;RAM_MAP_&quot;&amp;[.A17]&amp;&quot; equ $&quot; &amp; DEC2HEX([.D17];4)" office:value-type="string" office:string-value="RAM_MAP_ equ $F5D7" calcext:value-type="string">
            <text:p>RAM_MAP_ equ $F5D7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35" calcext:value-type="float">
            <text:p>62935</text:p>
          </table:table-cell>
          <table:table-cell table:formula="of:=&quot;RAM_MAP_&quot;&amp;[.A18]&amp;&quot; equ $&quot; &amp; DEC2HEX([.D18];4)" office:value-type="string" office:string-value="RAM_MAP_ equ $F5D7" calcext:value-type="string">
            <text:p>RAM_MAP_ equ $F5D7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35" calcext:value-type="float">
            <text:p>62935</text:p>
          </table:table-cell>
          <table:table-cell table:formula="of:=&quot;RAM_MAP_&quot;&amp;[.A19]&amp;&quot; equ $&quot; &amp; DEC2HEX([.D19];4)" office:value-type="string" office:string-value="RAM_MAP_ equ $F5D7" calcext:value-type="string">
            <text:p>RAM_MAP_ equ $F5D7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35" calcext:value-type="float">
            <text:p>62935</text:p>
          </table:table-cell>
          <table:table-cell table:formula="of:=&quot;RAM_MAP_&quot;&amp;[.A20]&amp;&quot; equ $&quot; &amp; DEC2HEX([.D20];4)" office:value-type="string" office:string-value="RAM_MAP_ equ $F5D7" calcext:value-type="string">
            <text:p>RAM_MAP_ equ $F5D7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3099" calcext:value-type="float">
            <text:p>13099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nnées inutiles du fichier (header/footer)</text:p>
          </table:table-cell>
          <table:table-cell table:style-name="Default" table:formula="of:=16+20" office:value-type="float" office:value="36" calcext:value-type="float">
            <text:p>36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utile du fichier :</text:p>
          </table:table-cell>
          <table:table-cell table:style-name="Default" table:formula="of:=[.C26]-[.C27]" office:value-type="float" office:value="13063" calcext:value-type="float">
            <text:p>13063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35" calcext:value-type="float">
            <text:p>629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9]-[.C25]-[.C28]" office:value-type="float" office:value="720" calcext:value-type="float">
            <text:p>720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3:22:13.4942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9T23:44:21.041152800</dc:date>
    <meta:editing-duration>P5DT3H50M13S</meta:editing-duration>
    <meta:editing-cycles>25</meta:editing-cycles>
    <meta:document-statistic meta:table-count="1" meta:cell-count="92" meta:object-count="0"/>
  </office:meta>
</office:document-meta>
</file>